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AB00000100BF7882A6.png" manifest:media-type="image/png"/>
  <manifest:file-entry manifest:full-path="Pictures/100002010000014D000000F50F654089.png" manifest:media-type="image/png"/>
  <manifest:file-entry manifest:full-path="Pictures/100002010000014D000000F50029C7F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cm" fo:min-width="4.488cm" draw:shadow="hidden"/>
    </style:style>
    <style:style style:name="gr2" style:family="graphic" style:parent-style-name="Object_20_with_20_no_20_fill_20_and_20_no_20_line">
      <style:graphic-properties draw:fill="bitmap" draw:fill-image-name="Bitmap_20_1" style:repeat="stretch" draw:textarea-vertical-align="middle"/>
    </style:style>
    <style:style style:name="gr3" style:family="graphic" style:parent-style-name="objectwithoutfill">
      <style:graphic-properties svg:stroke-width="0.1cm" svg:stroke-color="#6666ff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ff6600" draw:fill="none" draw:fill-color="#ffffff" fo:min-height="0.712cm"/>
    </style:style>
    <style:style style:name="gr5" style:family="graphic" style:parent-style-name="standard">
      <style:graphic-properties draw:stroke="none" svg:stroke-color="#6666ff" draw:fill="none" draw:fill-color="#ffffff" fo:min-height="0.712cm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width="0.1cm" svg:stroke-color="#ff99ff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ff99ff" draw:fill="none" draw:fill-color="#ffffff" fo:min-height="0.712cm"/>
    </style:style>
    <style:style style:name="gr10" style:family="graphic" style:parent-style-name="standard">
      <style:graphic-properties draw:stroke="none" svg:stroke-color="#000000" draw:fill="none" draw:fill-color="#ffffff" fo:min-height="1.05cm"/>
    </style:style>
    <style:style style:name="gr11" style:family="graphic" style:parent-style-name="objectwithoutfill">
      <style:graphic-properties svg:stroke-width="0.1cm" svg:stroke-color="#00ff66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ff9900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43cm"/>
    </style:style>
    <style:style style:name="gr14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false" fo:min-height="0.712cm" fo:min-width="0cm"/>
    </style:style>
    <style:style style:name="gr15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1cm"/>
    </style:style>
    <style:style style:name="gr20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42cm"/>
    </style:style>
    <style:style style:name="gr22" style:family="graphic" style:parent-style-name="objectwithoutfill">
      <style:graphic-properties draw:stroke="dash" draw:stroke-dash="Fine_20_Dashed" svg:stroke-width="0.1cm" svg:stroke-color="#ff99ff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draw:stroke-dash="Fine_20_Dashed" svg:stroke-color="#ff99ff" draw:fill="none" draw:fill-color="#ffffff" fo:min-height="0.71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66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4.45cm" fo:min-width="7.907cm"/>
    </style:style>
    <style:style style:name="gr26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1cm" svg:stroke-color="#66ff66" draw:marker-start-width="0.35cm" draw:marker-end-width="0.35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svg:stroke-color="#000000" draw:textarea-horizontal-align="justify" draw:textarea-vertical-align="middle" draw:auto-grow-height="false" fo:min-height="0.15cm" fo:min-width="0cm"/>
    </style:style>
    <style:style style:name="gr29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</style:style>
    <style:style style:name="P2" style:family="paragraph">
      <loext:graphic-properties draw:fill="bitmap" draw:fill-image-name="Bitmap_20_1" style:repeat="stretch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text-properties fo:color="#6666ff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color="#ff99ff"/>
    </style:style>
    <style:style style:name="P8" style:family="paragraph">
      <loext:graphic-properties draw:fill="none"/>
      <style:paragraph-properties fo:text-align="center"/>
      <style:text-properties fo:color="#00ff66"/>
    </style:style>
    <style:style style:name="P9" style:family="paragraph">
      <loext:graphic-properties draw:fill="none" draw:fill-color="#ffffff"/>
      <style:text-properties fo:color="#00ff66"/>
    </style:style>
    <style:style style:name="P10" style:family="paragraph">
      <loext:graphic-properties draw:fill="none"/>
      <style:paragraph-properties fo:text-align="center"/>
      <style:text-properties fo:color="#000000"/>
    </style:style>
    <style:style style:name="P11" style:family="paragraph">
      <loext:graphic-properties draw:fill="none" draw:fill-color="#ffffff"/>
      <style:text-properties fo:color="#000000"/>
    </style:style>
    <style:style style:name="P12" style:family="paragraph">
      <loext:graphic-properties draw:fill="none" draw:fill-color="#ffffff"/>
      <style:text-properties fo:color="#ff3333"/>
    </style:style>
    <style:style style:name="P13" style:family="paragraph">
      <style:text-properties fo:color="#ff9900"/>
    </style:style>
    <style:style style:name="P14" style:family="paragraph">
      <loext:graphic-properties draw:fill="none" draw:fill-color="#ffffff"/>
      <style:text-properties fo:color="#ff9900"/>
    </style:style>
    <style:style style:name="P15" style:family="paragraph">
      <style:paragraph-properties fo:text-align="center"/>
      <style:text-properties fo:color="#00ff66"/>
    </style:style>
    <style:style style:name="T1" style:family="text">
      <style:text-properties fo:color="#6666ff"/>
    </style:style>
    <style:style style:name="T2" style:family="text">
      <style:text-properties fo:color="#ff99ff"/>
    </style:style>
    <style:style style:name="T3" style:family="text">
      <style:text-properties fo:color="#00ff66"/>
    </style:style>
    <style:style style:name="T4" style:family="text">
      <style:text-properties fo:color="#000000"/>
    </style:style>
    <style:style style:name="T5" style:family="text">
      <style:text-properties fo:color="#ff3333"/>
    </style:style>
    <style:style style:name="T6" style:family="text">
      <style:text-properties fo:color="#ff9900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path draw:style-name="gr1" draw:text-style-name="P1" draw:layer="layout" svg:width="7.623cm" svg:height="1.367cm" svg:x="6.5cm" svg:y="14.9cm" svg:viewBox="0 0 7624 1368" svg:d="M1463 908c494-174 944-358 1352-550-498-98-978-194-1435-285 1103-26 2222-50 3352-73 651 375 1334 770 2045 1188-632-139-1245-270-1838-396-397 201-830 393-1307 576-757-164-1480-318-2169-460zM0 610zM7624 576z">
                <text:p/>
              </draw:path>
              <draw:path draw:style-name="gr2" draw:text-style-name="P2" draw:layer="layout" svg:width="11.744cm" svg:height="8.639cm" svg:x="1.602cm" svg:y="13.3cm" svg:viewBox="0 0 11745 8640" svg:d="M0 8640c0-2880 0-5760 0-8640 3915 0 7830 0 11745 0 0 2880 0 5760 0 8640-3915 0-7830 0-11745 0z">
                <text:p/>
              </draw:path>
            </draw:g>
            <draw:g>
              <draw:line draw:style-name="gr3" draw:text-style-name="P3" draw:layer="layout" svg:x1="7.9cm" svg:y1="17cm" svg:x2="11.2cm" svg:y2="14.9cm">
                <text:p/>
              </draw:line>
              <draw:line draw:style-name="gr3" draw:text-style-name="P3" draw:layer="layout" svg:x1="7.9cm" svg:y1="17cm" svg:x2="12.2cm" svg:y2="18.2cm">
                <text:p/>
              </draw:line>
              <draw:frame draw:style-name="gr4" draw:text-style-name="P4" draw:layer="layout" svg:width="0.7cm" svg:height="0.962cm" svg:x="10.4cm" svg:y="13.9cm">
                <draw:text-box>
                  <text:p><text:span text:style-name="T1">y</text:span></text:p>
                </draw:text-box>
              </draw:frame>
              <draw:frame draw:style-name="gr4" draw:text-style-name="P4" draw:layer="layout" svg:width="0.7cm" svg:height="0.962cm" svg:x="12.2cm" svg:y="17.938cm">
                <draw:text-box>
                  <text:p><text:span text:style-name="T1">x</text:span></text:p>
                </draw:text-box>
              </draw:frame>
              <draw:frame draw:style-name="gr5" draw:text-style-name="P4" draw:layer="layout" svg:width="0.7cm" svg:height="0.962cm" svg:x="7.485cm" svg:y="13.054cm">
                <draw:text-box>
                  <text:p><text:span text:style-name="T1">z</text:span></text:p>
                </draw:text-box>
              </draw:frame>
              <draw:line draw:style-name="gr3" draw:text-style-name="P3" draw:layer="layout" svg:x1="7.905cm" svg:y1="17cm" svg:x2="7.905cm" svg:y2="13.82cm">
                <text:p/>
              </draw:line>
            </draw:g>
          </draw:g>
          <draw:frame draw:style-name="gr6" draw:text-style-name="P5" draw:layer="layout" svg:width="5.4cm" svg:height="1.673cm" svg:x="4.7cm" svg:y="20.7cm">
            <draw:text-box>
              <text:p>Processing pose</text:p>
            </draw:text-box>
          </draw:frame>
        </draw:g>
        <draw:g>
          <draw:g>
            <draw:g>
              <draw:path draw:style-name="gr1" draw:text-style-name="P1" draw:layer="layout" svg:width="5.662cm" svg:height="1.015cm" svg:x="8.314cm" svg:y="6.526cm" svg:viewBox="0 0 5663 1016" svg:d="M4576 674c-367-129-701-265-1004-408 370-73 726-144 1066-212-820-19-1651-37-2490-54-484 279-991 572-1519 882 470-103 925-200 1365-294 295 150 617 292 971 428 562-122 1099-236 1611-342zM5663 453zM0 428z">
                <text:p/>
              </draw:path>
              <draw:frame draw:style-name="gr7" draw:text-style-name="P6" draw:layer="layout" svg:width="8.421cm" svg:height="6.195cm" svg:x="9cm" svg:y="5.4cm">
                <draw:image xlink:href="Pictures/100002010000014D000000F50F654089.png" xlink:type="simple" xlink:show="embed" xlink:actuate="onLoad">
                  <text:p/>
                </draw:image>
              </draw:frame>
            </draw:g>
            <draw:g>
              <draw:line draw:style-name="gr8" draw:text-style-name="P3" draw:layer="layout" svg:x1="12.996cm" svg:y1="8.086cm" svg:x2="12.996cm" svg:y2="5.724cm">
                <text:p/>
              </draw:line>
              <draw:line draw:style-name="gr8" draw:text-style-name="P3" draw:layer="layout" svg:x1="12.987cm" svg:y1="8.086cm" svg:x2="10.536cm" svg:y2="6.526cm">
                <text:p/>
              </draw:line>
              <draw:line draw:style-name="gr8" draw:text-style-name="P3" draw:layer="layout" svg:x1="12.987cm" svg:y1="8.086cm" svg:x2="15.4cm" svg:y2="7.4cm">
                <text:p/>
              </draw:line>
              <draw:frame draw:style-name="gr9" draw:text-style-name="P7" draw:layer="layout" svg:width="0.52cm" svg:height="0.962cm" svg:x="9.88cm" svg:y="5.838cm">
                <draw:text-box>
                  <text:p><text:span text:style-name="T2">y</text:span></text:p>
                </draw:text-box>
              </draw:frame>
              <draw:frame draw:style-name="gr4" draw:text-style-name="P7" draw:layer="layout" svg:width="0.519cm" svg:height="0.962cm" svg:x="15.181cm" svg:y="6.838cm">
                <draw:text-box>
                  <text:p><text:span text:style-name="T2">x</text:span></text:p>
                </draw:text-box>
              </draw:frame>
              <draw:frame draw:style-name="gr4" draw:text-style-name="P7" draw:layer="layout" svg:width="0.519cm" svg:height="0.962cm" svg:x="12.685cm" svg:y="5.155cm">
                <draw:text-box>
                  <text:p><text:span text:style-name="T2">z</text:span></text:p>
                </draw:text-box>
              </draw:frame>
            </draw:g>
          </draw:g>
          <draw:frame draw:style-name="gr10" draw:text-style-name="P5" draw:layer="layout" svg:width="4.6cm" svg:height="1.3cm" svg:x="13.9cm" svg:y="5.7cm">
            <draw:text-box>
              <text:p>Drone pose</text:p>
            </draw:text-box>
          </draw:frame>
        </draw:g>
        <draw:line draw:style-name="gr11" draw:text-style-name="P6" draw:layer="layout" svg:x1="7.9cm" svg:y1="17cm" svg:x2="15.6cm" svg:y2="12.1cm">
          <text:p/>
        </draw:line>
        <draw:path draw:style-name="gr12" draw:text-style-name="P8" draw:layer="layout" svg:width="1.517cm" svg:height="0.505cm" draw:transform="rotate (2.81992847244724) translate (8.54008290877428cm 16.9798894350734cm)" svg:viewBox="0 0 1518 506" svg:d="M0 506c949 0 1518-506 1518-506">
          <text:p/>
        </draw:path>
        <draw:line draw:style-name="gr11" draw:text-style-name="P6" draw:layer="layout" svg:x1="12.999cm" svg:y1="8.099cm" svg:x2="12.999cm" svg:y2="11.399cm">
          <text:p/>
        </draw:line>
        <draw:line draw:style-name="gr11" draw:text-style-name="P6" draw:layer="layout" svg:x1="13cm" svg:y1="11.4cm" svg:x2="15.6cm" svg:y2="12.1cm">
          <text:p/>
        </draw:line>
        <draw:frame draw:style-name="gr13" draw:text-style-name="P9" draw:layer="layout" svg:width="1.243cm" svg:height="0.962cm" svg:x="12.9cm" svg:y="13.638cm">
          <draw:text-box>
            <text:p><text:span text:style-name="T3">Δy</text:span></text:p>
          </draw:text-box>
        </draw:frame>
        <draw:frame draw:style-name="gr14" draw:text-style-name="P9" draw:layer="layout" svg:width="1.243cm" svg:height="0.962cm" svg:x="11.9cm" svg:y="9.538cm">
          <draw:text-box>
            <text:p><text:span text:style-name="T3">Δz</text:span></text:p>
          </draw:text-box>
        </draw:frame>
        <draw:frame draw:style-name="gr13" draw:text-style-name="P9" draw:layer="layout" svg:width="1.243cm" svg:height="0.962cm" svg:x="13.157cm" svg:y="11.438cm">
          <draw:text-box>
            <text:p><text:span text:style-name="T3">Δx</text:span></text:p>
          </draw:text-box>
        </draw:frame>
        <draw:g>
          <draw:line draw:style-name="gr15" draw:text-style-name="P10" draw:layer="layout" svg:x1="5cm" svg:y1="10.5cm" svg:x2="7cm" svg:y2="10.5cm">
            <text:p/>
          </draw:line>
          <draw:line draw:style-name="gr15" draw:text-style-name="P10" draw:layer="layout" svg:x1="5cm" svg:y1="10.5cm" svg:x2="3.5cm" svg:y2="11.6cm">
            <text:p/>
          </draw:line>
          <draw:line draw:style-name="gr15" draw:text-style-name="P10" draw:layer="layout" svg:x1="5cm" svg:y1="10.5cm" svg:x2="5cm" svg:y2="8.6cm">
            <text:p/>
          </draw:line>
          <draw:frame draw:style-name="gr16" draw:text-style-name="P11" draw:layer="layout" svg:width="0.82cm" svg:height="1.062cm" svg:x="4.5cm" svg:y="7.8cm">
            <draw:text-box>
              <text:p><text:span text:style-name="T4">z</text:span></text:p>
            </draw:text-box>
          </draw:frame>
          <draw:frame draw:style-name="gr17" draw:text-style-name="P11" draw:layer="layout" svg:width="0.82cm" svg:height="0.962cm" svg:x="2.907cm" svg:y="10.9cm">
            <draw:text-box>
              <text:p><text:span text:style-name="T4">x</text:span></text:p>
            </draw:text-box>
          </draw:frame>
          <draw:frame draw:style-name="gr18" draw:text-style-name="P11" draw:layer="layout" svg:width="0.82cm" svg:height="0.962cm" svg:x="6.98cm" svg:y="9.938cm">
            <draw:text-box>
              <text:p><text:span text:style-name="T4">y</text:span></text:p>
            </draw:text-box>
          </draw:frame>
        </draw:g>
        <draw:frame draw:style-name="gr19" draw:text-style-name="P11" draw:layer="layout" svg:width="5.781cm" svg:height="0.962cm" svg:x="3cm" svg:y="11.638cm">
          <draw:text-box>
            <text:p><text:span text:style-name="T4">Global coordinates</text:span></text:p>
          </draw:text-box>
        </draw:frame>
        <draw:line draw:style-name="gr20" draw:text-style-name="P8" draw:layer="layout" svg:x1="7.9cm" svg:y1="17cm" svg:x2="13cm" svg:y2="8.1cm">
          <text:p/>
        </draw:line>
        <draw:frame draw:style-name="gr21" draw:text-style-name="P12" draw:layer="layout" svg:width="0.642cm" svg:height="0.962cm" svg:x="9.7cm" svg:y="12.1cm">
          <draw:text-box>
            <text:p><text:span text:style-name="T5">l</text:span></text:p>
          </draw:text-box>
        </draw:frame>
        <draw:line draw:style-name="gr22" draw:text-style-name="P3" draw:layer="layout" svg:x1="7.906cm" svg:y1="17.024cm" svg:x2="5.455cm" svg:y2="15.464cm">
          <text:p/>
        </draw:line>
        <draw:line draw:style-name="gr22" draw:text-style-name="P3" draw:layer="layout" svg:x1="7.906cm" svg:y1="17.024cm" svg:x2="10.9cm" svg:y2="16.3cm">
          <text:p/>
        </draw:line>
        <draw:frame draw:style-name="gr23" draw:text-style-name="P7" draw:layer="layout" svg:width="0.52cm" svg:height="0.962cm" svg:x="4.799cm" svg:y="14.776cm">
          <draw:text-box>
            <text:p><text:span text:style-name="T2">y</text:span></text:p>
          </draw:text-box>
        </draw:frame>
        <draw:frame draw:style-name="gr23" draw:text-style-name="P7" draw:layer="layout" svg:width="0.519cm" svg:height="0.962cm" svg:x="10.7cm" svg:y="15.738cm">
          <draw:text-box>
            <text:p><text:span text:style-name="T2">x</text:span></text:p>
          </draw:text-box>
        </draw:frame>
        <draw:frame draw:style-name="gr24" draw:text-style-name="P14" draw:layer="layout" svg:width="1.378cm" svg:height="0.962cm" svg:x="6.215cm" svg:y="16.506cm">
          <draw:text-box>
            <text:p text:style-name="P13"><text:span text:style-name="T6">Δψ</text:span></text:p>
          </draw:text-box>
        </draw:frame>
      </draw:page>
      <draw:page draw:name="page2" draw:style-name="dp1" draw:master-page-name="Default">
        <draw:custom-shape draw:style-name="gr25" draw:text-style-name="P8" draw:layer="layout" svg:width="8.407cm" svg:height="4.7cm" svg:x="11.767cm" svg:y="7.3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4.329cm" svg:height="2.595cm" svg:x="15.871cm" svg:y="7.485cm">
          <draw:image xlink:href="Pictures/10000201000001AB00000100BF7882A6.png" xlink:type="simple" xlink:show="embed" xlink:actuate="onLoad">
            <text:p/>
          </draw:image>
        </draw:frame>
        <draw:line draw:style-name="gr26" draw:text-style-name="P8" draw:layer="layout" svg:x1="9.7cm" svg:y1="7.3cm" svg:x2="9.7cm" svg:y2="12cm">
          <text:p/>
        </draw:line>
        <draw:line draw:style-name="gr27" draw:text-style-name="P8" draw:layer="layout" svg:x1="9.7cm" svg:y1="9.7cm" svg:x2="1.2cm" svg:y2="9.7cm">
          <text:p/>
        </draw:line>
        <draw:polygon draw:style-name="gr28" draw:text-style-name="P15" draw:layer="layout" svg:width="0.75cm" svg:height="0.6cm" svg:x="1cm" svg:y="9.399cm" svg:viewBox="0 0 751 601" draw:points="0,501 0,101 500,101 500,167 751,0 751,601 500,433 500,501">
          <text:p/>
        </draw:polygon>
        <draw:frame draw:style-name="gr13" draw:text-style-name="P9" draw:layer="layout" svg:width="1.243cm" svg:height="0.962cm" svg:x="4.6cm" svg:y="9.8cm">
          <draw:text-box>
            <text:p><text:span text:style-name="T3">Δy</text:span></text:p>
          </draw:text-box>
        </draw:frame>
        <draw:line draw:style-name="gr27" draw:text-style-name="P8" draw:layer="layout" svg:x1="15.8cm" svg:y1="9.9cm" svg:x2="18cm" svg:y2="9.9cm">
          <text:p/>
        </draw:line>
        <draw:line draw:style-name="gr27" draw:text-style-name="P8" draw:layer="layout" svg:x1="18cm" svg:y1="9.9cm" svg:x2="18cm" svg:y2="9.3cm">
          <text:p/>
        </draw:line>
        <draw:line draw:style-name="gr27" draw:text-style-name="P8" draw:layer="layout" svg:x1="9.7cm" svg:y1="9.7cm" svg:x2="9.7cm" svg:y2="9cm">
          <text:p/>
        </draw:line>
        <draw:frame draw:style-name="gr13" draw:text-style-name="P9" draw:layer="layout" svg:width="1.243cm" svg:height="0.962cm" svg:x="9.757cm" svg:y="8.8cm">
          <draw:text-box>
            <text:p><text:span text:style-name="T3">Δz</text:span></text:p>
          </draw:text-box>
        </draw:frame>
        <draw:frame draw:style-name="gr13" draw:text-style-name="P9" draw:layer="layout" svg:width="1.243cm" svg:height="0.962cm" svg:x="17.9cm" svg:y="9.038cm">
          <draw:text-box>
            <text:p><text:span text:style-name="T3">Δz</text:span></text:p>
          </draw:text-box>
        </draw:frame>
        <draw:frame draw:style-name="gr13" draw:text-style-name="P9" draw:layer="layout" svg:width="1.243cm" svg:height="0.962cm" svg:x="16.3cm" svg:y="9.8cm">
          <draw:text-box>
            <text:p><text:span text:style-name="T3">Δx</text:span></text:p>
          </draw:text-box>
        </draw:frame>
        <draw:frame draw:style-name="gr29" draw:text-style-name="P9" draw:layer="layout" svg:width="1.7cm" svg:height="0.962cm" svg:x="15.2cm" svg:y="11.9cm">
          <draw:text-box>
            <text:p>α<text:span text:style-name="T7">h</text:span></text:p>
          </draw:text-box>
        </draw:frame>
        <draw:frame draw:style-name="gr29" draw:text-style-name="P9" draw:layer="layout" svg:width="1.7cm" svg:height="0.962cm" svg:x="11.8cm" svg:y="9.1cm">
          <draw:text-box>
            <text:p>α<text:span text:style-name="T7">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2010000014D000000F50029C7F4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7T03:04:48.045621062</meta:creation-date>
    <dc:date>2016-12-29T23:56:45.205994687</dc:date>
    <meta:editing-duration>PT8H43M52S</meta:editing-duration>
    <meta:editing-cycles>16</meta:editing-cycles>
    <meta:generator>LibreOffice/4.4.6.3$Linux_X86_64 LibreOffice_project/40m0$Build-3</meta:generator>
    <meta:document-statistic meta:object-count="62"/>
  </office:meta>
</office:document-meta>
</file>